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0490000002A09ED1E9D.png" manifest:media-type="image/png"/>
  <manifest:file-entry manifest:full-path="Pictures/1000084900000788000004575B33AB10.svg" manifest:media-type="image/svg+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co1" style:family="table-column">
      <style:table-column-properties style:column-width="4.004cm" style:use-optimal-column-width="false"/>
    </style:style>
    <style:style style:name="co2" style:family="table-column">
      <style:table-column-properties style:column-width="4.645cm" style:use-optimal-column-width="false"/>
    </style:style>
    <style:style style:name="co3" style:family="table-column">
      <style:table-column-properties style:column-width="4.64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loext:graphic-properties draw:fill-color="#83caff" style:repeat="repeat"/>
      <style:paragraph-properties fo:text-align="center"/>
    </style:style>
    <style:style style:name="ce2" style:family="table-cell">
      <loext:graphic-properties draw:fill-color="#99ff66" style:repeat="repeat"/>
      <style:paragraph-properties fo:text-align="center"/>
    </style:style>
    <style:style style:name="ce3" style:family="table-cell">
      <loext:graphic-properties draw:fill-color="#ccff66" style:repeat="repeat"/>
      <style:paragraph-properties fo:text-align="center"/>
    </style:style>
    <style:style style:name="ce4" style:family="table-cell">
      <loext:graphic-properties draw:fill-color="#ccff66" style:repeat="repeat"/>
      <style:paragraph-properties fo:text-align="center"/>
      <style:text-properties fo:color="#000000"/>
    </style:style>
    <style:style style:name="ce5" style:family="table-cell">
      <loext:graphic-properties draw:fill-color="#999999" style:repeat="repeat"/>
      <style:paragraph-properties fo:text-align="center"/>
    </style:style>
    <style:style style:name="ce6" style:family="table-cell">
      <loext:graphic-properties draw:fill-color="#cccccc" style:repeat="repeat"/>
      <style:paragraph-properties fo:text-align="center"/>
    </style:style>
    <style:style style:name="ce7" style:family="table-cell">
      <loext:graphic-properties draw:fill-color="#eeeeee" style:repeat="repeat"/>
      <style:paragraph-properties fo:text-align="center"/>
    </style:style>
    <style:style style:name="ce8" style:family="table-cell">
      <loext:graphic-properties draw:fill-color="#eeeeee" style:repeat="repeat"/>
      <style:paragraph-properties fo:text-align="center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color="#6597f4" style:font-name="Ubuntu Medium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color="#6597f4" style:font-name="Ubuntu Medium" fo:font-size="28pt" style:font-size-asian="28pt" style:font-size-complex="28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6597f4" style:font-name="Ubuntu Medium" fo:font-size="28pt" style:font-size-asian="28pt" style:font-size-complex="2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003cm" svg:height="1.943cm" svg:x="1.2cm" svg:y="7.4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ataset</text:p>
              </table:table-cell>
            </table:table-row>
            <table:table-row table:style-name="ro1">
              <table:table-cell table:style-name="ce2"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44cm" svg:height="4.859cm" svg:x="7.8cm" svg:y="5.94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record</text:p>
              </table:table-cell>
            </table:table-row>
            <table:table-row table:style-name="ro2">
              <table:table-cell table:style-name="ce2">
                <text:p text:style-name="P1">Year</text:p>
              </table:table-cell>
            </table:table-row>
            <table:table-row table:style-name="ro2">
              <table:table-cell table:style-name="ce3">
                <text:p text:style-name="P1">Count</text:p>
              </table:table-cell>
            </table:table-row>
            <table:table-row table:style-name="ro2">
              <table:table-cell table:style-name="ce2">
                <text:p text:style-name="P1">State</text:p>
              </table:table-cell>
            </table:table-row>
            <table:table-row table:style-name="ro2">
              <table:table-cell table:style-name="ce4">
                <text:p text:style-name="P2"><text:span text:style-name="T1">StateCod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cm" svg:height="0.962cm" svg:x="4.283cm" svg:y="6.362cm">
          <draw:text-box>
            <text:p>1</text:p>
          </draw:text-box>
        </draw:frame>
        <draw:frame draw:style-name="gr2" draw:text-style-name="P3" draw:layer="layout" svg:width="1.455cm" svg:height="0.962cm" svg:x="10.821cm" svg:y="5.009cm">
          <draw:text-box>
            <text:p>1..*</text:p>
          </draw:text-box>
        </draw:frame>
        <draw:frame draw:style-name="gr3" draw:text-style-name="P1" draw:layer="layout" svg:width="2.217cm" svg:height="1.277cm" svg:x="12.683cm" svg:y="7.694cm">
          <draw:image xlink:href="Pictures/1000084900000788000004575B33AB10.svg" xlink:type="simple" xlink:show="embed" xlink:actuate="onLoad">
            <text:p/>
          </draw:image>
          <draw:image xlink:href="Pictures/10000201000000490000002A09ED1E9D.png" xlink:type="simple" xlink:show="embed" xlink:actuate="onLoad"/>
        </draw:frame>
        <draw:frame draw:style-name="standard" draw:layer="layout" svg:width="4.646cm" svg:height="4.859cm" svg:x="14.95cm" svg:y="5.8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5">
                <text:p text:style-name="P1">types</text:p>
              </table:table-cell>
            </table:table-row>
            <table:table-row table:style-name="ro2">
              <table:table-cell table:style-name="ce6">
                <text:p text:style-name="P1">Number</text:p>
              </table:table-cell>
            </table:table-row>
            <table:table-row table:style-name="ro2">
              <table:table-cell table:style-name="ce7">
                <text:p text:style-name="P1">Number</text:p>
              </table:table-cell>
            </table:table-row>
            <table:table-row table:style-name="ro2">
              <table:table-cell table:style-name="ce6">
                <text:p text:style-name="P1">String</text:p>
              </table:table-cell>
            </table:table-row>
            <table:table-row table:style-name="ro2">
              <table:table-cell table:style-name="ce8">
                <text:p text:style-name="P1"><text:span text:style-name="T1">Str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" draw:layer="layout" svg:width="2.317cm" svg:height="1.335cm" svg:x="5.383cm" svg:y="7.565cm">
          <draw:image xlink:href="Pictures/1000084900000788000004575B33AB10.svg" xlink:type="simple" xlink:show="embed" xlink:actuate="onLoad">
            <text:p/>
          </draw:image>
          <draw:image xlink:href="Pictures/10000201000000490000002A09ED1E9D.png" xlink:type="simple" xlink:show="embed" xlink:actuate="onLoad"/>
        </draw:frame>
        <draw:frame draw:style-name="gr2" draw:text-style-name="P5" draw:layer="layout" svg:width="14.997cm" svg:height="1.365cm" svg:x="3.002cm" svg:y="2.638cm">
          <draw:text-box>
            <text:p text:style-name="P4"><text:span text:style-name="T2">Passport Issuance by Fiscal Year</text:span></text:p>
          </draw:text-box>
        </draw:frame>
        <draw:frame draw:style-name="gr4" draw:text-style-name="P7" draw:layer="layout" svg:width="16.3cm" svg:height="2.042cm" svg:x="2.7cm" svg:y="14.5cm">
          <draw:text-box>
            <text:p text:style-name="P6"><text:span text:style-name="T3">This dataset consists of 336 records detailing the number of passports issued within a year in a particular state. The data spans from 2007 to 2012.</text:span></text:p>
          </draw:text-box>
        </draw:frame>
        <draw:frame draw:style-name="gr4" draw:text-style-name="P7" draw:layer="layout" svg:width="16.3cm" svg:height="2.042cm" svg:x="2.7cm" svg:y="17.2cm">
          <draw:text-box>
            <text:p text:style-name="P6"><text:span text:style-name="T3">Each record contains 4 fields (as above), and are stored as either a Number or a String. The root of the dataset is an array, ordered by year and then by state.</text:span></text:p>
          </draw:text-box>
        </draw:frame>
        <draw:frame draw:style-name="gr4" draw:text-style-name="P7" draw:layer="layout" svg:width="16.3cm" svg:height="2.639cm" svg:x="2.7cm" svg:y="20.1cm">
          <draw:text-box>
            <text:p text:style-name="P6"><text:span text:style-name="T3">Considering the dataset as a tree, it's structure is shallow, but it contains many branches at the same depth. This makes getting information such as averages straightforward, with no need for recursion.</text:span></text:p>
          </draw:text-box>
        </draw:frame>
        <draw:frame draw:style-name="gr4" draw:text-style-name="P7" draw:layer="layout" svg:width="16.3cm" svg:height="1.5cm" svg:x="2.7cm" svg:y="23.661cm">
          <draw:text-box>
            <text:p text:style-name="P6"><text:span text:style-name="T3">In terms of the data being rendered as XML, all the data elements will be groups of 4, and will all be siblings to each oth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Beduh</meta:initial-creator>
    <meta:creation-date>2015-11-12T22:08:07.369314980</meta:creation-date>
    <dc:date>2015-11-12T23:49:16.653997477</dc:date>
    <meta:editing-duration>PT37M26S</meta:editing-duration>
    <meta:editing-cycles>4</meta:editing-cycles>
    <meta:generator>LibreOffice/4.4.3.2$Linux_X86_64 LibreOffice_project/40m0$Build-2</meta:generator>
    <meta:document-statistic meta:object-count="12"/>
  </office:meta>
</office:document-meta>
</file>